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76E268BF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2cm" svg:height="16.665cm" svg:x="2.563cm" svg:y="6.517cm">
          <draw:image xlink:href="Pictures/100002010000025800000276E268BF20.png" xlink:type="simple" xlink:show="embed" xlink:actuate="onLoad">
            <text:p/>
          </draw:image>
        </draw:frame>
        <draw:custom-shape draw:style-name="gr2" draw:text-style-name="P1" draw:layer="layout" svg:width="13.589cm" svg:height="9.525cm" svg:x="2.397cm" svg:y="13.8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0T15:47:59.241882323</dc:date>
    <meta:document-statistic meta:object-count="2"/>
  </office:meta>
</office:document-meta>
</file>